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lateConsum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formerAdapt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mplateConsum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mplateConsum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Consu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mplateConsumer.setup(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Adapter.setup(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rAdapt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mplateConsumer.TemplateConsu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Adapt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rAdapter.setConsumer( XMLConsumer xml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mplateConsu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